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P1" style:family="paragraph" style:parent-style-name="Text_20_body">
      <style:text-properties fo:font-size="16pt" style:font-size-asian="16pt" style:font-size-complex="16pt"/>
    </style:style>
    <style:style style:name="P2" style:family="paragraph" style:parent-style-name="Text_20_body">
      <style:paragraph-properties fo:margin-left="0cm" fo:margin-right="0cm" fo:text-indent="0.714cm" style:auto-text-indent="false"/>
      <style:text-properties fo:font-size="16pt" style:font-name-asian="宋体1" style:font-size-asian="16pt" style:font-size-complex="16pt"/>
    </style:style>
    <style:style style:name="P3" style:family="paragraph" style:parent-style-name="Text_20_body">
      <style:paragraph-properties fo:margin-left="1.455cm" fo:margin-right="0cm" fo:text-indent="-0.741cm" style:auto-text-indent="false"/>
      <style:text-properties fo:font-size="16pt" style:font-size-asian="16pt" style:font-size-complex="16pt"/>
    </style:style>
    <style:style style:name="P4" style:family="paragraph" style:parent-style-name="Text_20_body">
      <style:paragraph-properties fo:margin-left="2.196cm" fo:margin-right="0cm" fo:text-indent="-0.741cm" style:auto-text-indent="false"/>
      <style:text-properties fo:font-size="16pt" style:font-size-asian="16pt" style:font-size-complex="16pt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font-size="16pt" fo:font-weight="bold" officeooo:paragraph-rsid="000932a5" style:font-size-asian="16pt" style:font-weight-asian="bold" style:font-size-complex="16pt" style:font-weight-complex="bold"/>
    </style:style>
    <style:style style:name="P6" style:family="paragraph" style:parent-style-name="Heading_20_3">
      <style:text-properties fo:font-size="16pt" style:font-size-asian="16pt" style:font-size-complex="16pt"/>
    </style:style>
    <style:style style:name="P7" style:family="paragraph" style:parent-style-name="Heading_20_6">
      <style:text-properties fo:font-size="16pt" style:font-size-asian="16pt" style:font-size-complex="16pt"/>
    </style:style>
    <style:style style:name="P8" style:family="paragraph" style:parent-style-name="Table_20_Contents">
      <style:text-properties fo:font-size="16pt" officeooo:rsid="000932a5" officeooo:paragraph-rsid="000932a5" style:font-size-asian="16pt" style:font-size-complex="16pt"/>
    </style:style>
    <style:style style:name="P9" style:family="paragraph" style:parent-style-name="Table_20_Contents">
      <style:text-properties fo:font-size="16pt" officeooo:rsid="00094078" officeooo:paragraph-rsid="00094078" style:font-size-asian="16pt" style:font-size-complex="16pt"/>
    </style:style>
    <style:style style:name="P10" style:family="paragraph" style:parent-style-name="Table_20_Contents">
      <style:text-properties fo:font-size="16pt" officeooo:rsid="000d1555" officeooo:paragraph-rsid="000d1555" style:font-size-asian="16pt" style:font-size-complex="16pt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font-size="16pt" fo:font-weight="bold" officeooo:paragraph-rsid="000932a5" style:font-name-asian="宋体1" style:font-size-asian="16pt" style:font-weight-asian="bold" style:font-size-complex="16pt" style:font-weight-complex="bold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font-size="16pt" fo:font-weight="bold" officeooo:rsid="000b3fd5" officeooo:paragraph-rsid="000b3fd5" style:font-name-asian="宋体1" style:font-size-asian="16pt" style:language-asian="zh" style:country-asian="CN" style:font-weight-asian="bold" style:font-size-complex="16pt" style:font-weight-complex="bold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font-size="16pt" fo:font-weight="bold" officeooo:rsid="000d1555" officeooo:paragraph-rsid="000d1555" style:font-name-asian="宋体1" style:font-size-asian="16pt" style:language-asian="zh" style:country-asian="CN" style:font-weight-asian="bold" style:font-size-complex="16pt" style:font-weight-complex="bold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font-size="16pt" fo:font-weight="bold" officeooo:rsid="000ec91e" officeooo:paragraph-rsid="000ec91e" style:font-name-asian="宋体1" style:font-size-asian="16pt" style:language-asian="zh" style:country-asian="CN" style:font-weight-asian="bold" style:font-size-complex="16pt" style:font-weight-complex="bold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weight-asian="bold"/>
    </style:style>
    <style:style style:name="T3" style:family="text">
      <style:text-properties style:font-name="Calibri"/>
    </style:style>
    <style:style style:name="T4" style:family="text">
      <style:text-properties style:font-name="Calibri" fo:font-weight="bold"/>
    </style:style>
    <style:style style:name="T5" style:family="text">
      <style:text-properties fo:font-weight="bold"/>
    </style:style>
    <style:style style:name="T6" style:family="text">
      <style:text-properties style:font-name="Wingdings"/>
    </style:style>
    <style:style style:name="T7" style:family="text">
      <style:text-properties officeooo:rsid="000a29aa" style:language-asian="zh" style:country-asian="CN"/>
    </style:style>
    <style:style style:name="T8" style:family="text">
      <style:text-properties fo:color="#ff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3"><text:span text:style-name="T2">解决全站字符乱码（</text:span><text:span text:style-name="T5">POST</text:span><text:span text:style-name="T2">和</text:span><text:span text:style-name="T4">GET</text:span><text:span text:style-name="T2">中文编码问题）</text:span></text:h>
      <text:h text:style-name="P7" text:outline-level="6"><text:span text:style-name="T5">1</text:span><text:span text:style-name="T2">　说明</text:span></text:h>
      <text:p text:style-name="P2">乱码问题：</text:p>
      <text:p text:style-name="P3"><text:span text:style-name="T6">l</text:span><text:span text:style-name="T1">获取请求参数中的乱码问题；</text:span></text:p>
      <text:p text:style-name="P4"><text:span text:style-name="T6">Ø</text:span>POST<text:span text:style-name="T1">请求：</text:span><text:span text:style-name="T3">request.setCharacterEncoding(</text:span>“utf-8”)<text:span text:style-name="T1">；</text:span></text:p>
      <text:p text:style-name="P4"><text:span text:style-name="T6">Ø</text:span>GET<text:span text:style-name="T1">请求：</text:span><text:span text:style-name="T3">new String(request.getParameter(</text:span>“xxx”).getBytes(“iso-8859-1”), “utf-8”)<text:span text:style-name="T1">；</text:span></text:p>
      <text:p text:style-name="P3"><text:span text:style-name="T6">l</text:span><text:span text:style-name="T1">响应的乱码问题：</text:span>response.setContextType(“text/html;charset=utf-8”)<text:span text:style-name="T1">。</text:span></text:p>
      <text:p text:style-name="P1"><text:span text:style-name="T1">　　基本上在每个</text:span>Servlet<text:span text:style-name="T1">中都要处理乱码问题，所以应该把这个工作放到过滤器中来完成。</text:span></text:p>
      <text:p text:style-name="P5">POST<text:span text:style-name="T1">请求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9">public void doFilter(ServletRequest req, ServletResponse resp,</text:p>
            <text:p text:style-name="P9"><text:tab/><text:tab/><text:tab/>FilterChain filterChan) throws IOException, ServletException {</text:p>
            <text:p text:style-name="P9"><text:tab/><text:tab/> //处理post乱码问题</text:p>
            <text:p text:style-name="P9"><text:tab/><text:tab/>req.setCharacterEncoding(this.encoder);</text:p>
            <text:p text:style-name="P9"><text:s text:c="14"/>//<text:span text:style-name="T7">往页面写的中文乱码处理</text:span></text:p>
            <text:p text:style-name="P9"><text:tab/><text:tab/>resp.setCharacterEncoding(this.encoder);</text:p>
            <text:p text:style-name="P9"><text:tab/><text:tab/>resp.setContentType("text/html;charset="+this.encoder);</text:p>
            <text:p text:style-name="P9"><text:tab/><text:tab/>filterChan.doFilter(req, resp);</text:p>
            <text:p text:style-name="P9"><text:tab/><text:tab/></text:p>
            <text:p text:style-name="P9"><text:tab/>}</text:p>
            <text:p text:style-name="P8"/>
            <text:p text:style-name="P8"><text:tab/>@Override</text:p>
            <text:p text:style-name="P8"><text:tab/>public void init(FilterConfig filterConfig) throws ServletException {</text:p>
            <text:p text:style-name="P8"><text:tab/><text:tab/>//获得当前过滤器编码</text:p>
            <text:p text:style-name="P8"><text:tab/><text:tab/>String paramEncoder=filterConfig.getInitParameter("encoder").trim();</text:p>
            <text:p text:style-name="P8"><text:tab/><text:tab/>if(paramEncoder!=null&amp;&amp;!"".equals(paramEncoder)){</text:p>
            <text:p text:style-name="P8"><text:tab/><text:tab/><text:tab/>this.encoder=paramEncoder;</text:p>
            <text:p text:style-name="P8"><text:tab/><text:tab/>}</text:p>
          </table:table-cell>
        </table:table-row>
      </table:table>
      <text:p text:style-name="P11"/>
      <text:p text:style-name="P11"><text:soft-page-break/></text:p>
      <text:p text:style-name="P12">post处理中文乱码步奏</text:p>
      <text:p text:style-name="P12">1,在过滤器的配置xml文件中设置init-param&gt;中的name和value中设置编码</text:p>
      <text:p text:style-name="P12">2,在过滤器init方法中通过FilterConfig属性获得编码，判断是否为空，设置变量；</text:p>
      <text:p text:style-name="P12">3，doFilter方法中request设置编码</text:p>
      <text:p text:style-name="P12"/>
      <text:p text:style-name="P13">Get方式请求处理乱码</text:p>
      <text:p text:style-name="P13">1,在Filter中设置</text:p>
      <text:p text:style-name="P14">注意：<text:span text:style-name="T8">Tomcat中如果设置UTF-8编码再使用就会乱码</text:span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10">//强制转换ServletRequest为HttpServletRequest</text:p>
            <text:p text:style-name="P10"><text:tab/><text:tab/>HttpServletRequest request=(HttpServletRequest)req;</text:p>
            <text:p text:style-name="P10"><text:tab/><text:tab/>//获得请求方式</text:p>
            <text:p text:style-name="P10"><text:tab/><text:tab/> <text:s/>String method=request.getMethod();</text:p>
            <text:p text:style-name="P10"><text:tab/><text:tab/> <text:s/>if(method.equalsIgnoreCase("get")){</text:p>
            <text:p text:style-name="P10"><text:tab/><text:tab/><text:tab/> <text:s/>//创建装饰器类</text:p>
            <text:p text:style-name="P10"><text:tab/><text:tab/><text:tab/> <text:s/>request=<text:span text:style-name="T8">new MyHttpServletRequestWrapper(request, this.encoder);</text:span></text:p>
            <text:p text:style-name="P10"><text:tab/><text:tab/> <text:s/>}</text:p>
            <text:p text:style-name="P10"><text:tab/><text:tab/> <text:s/>filterChan.doFilter(request, resp);</text:p>
            <text:p text:style-name="P10"><text:tab/>}</text:p>
          </table:table-cell>
        </table:table-row>
      </table:table>
      <text:p text:style-name="P13"/>
      <text:p text:style-name="P13">装饰器类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0">public class MyHttpServletRequestWrapper extends HttpServletRequestWrapper {</text:p>
            <text:p text:style-name="P10"><text:s text:c="3"/>private String encoder;</text:p>
            <text:p text:style-name="P10"><text:tab/>public MyHttpServletRequestWrapper(HttpServletRequest request) {</text:p>
            <text:p text:style-name="P10"><text:tab/><text:tab/>super(request);</text:p>
            <text:p text:style-name="P10"><text:tab/><text:tab/></text:p>
            <text:p text:style-name="P10"><text:tab/>}</text:p>
            <text:p text:style-name="P10"><text:tab/>//定义带有编码的构造器</text:p>
            <text:p text:style-name="P10"><text:tab/>public MyHttpServletRequestWrapper(HttpServletRequest request ,String charset) {</text:p>
            <text:p text:style-name="P10"><text:soft-page-break/><text:tab/><text:tab/>super(request);</text:p>
            <text:p text:style-name="P10"><text:tab/><text:tab/>this.encoder=charset;</text:p>
            <text:p text:style-name="P10"><text:tab/>}</text:p>
            <text:p text:style-name="P10"><text:tab/>//重写getParameter</text:p>
            <text:p text:style-name="P10"><text:tab/>public String getParameter(String name) {</text:p>
            <text:p text:style-name="P10"><text:tab/><text:tab/>//获得默认编码的值</text:p>
            <text:p text:style-name="P10"><text:tab/><text:tab/>String values= super.getParameter(name);</text:p>
            <text:p text:style-name="P10"><text:tab/><text:tab/>try {</text:p>
            <text:p text:style-name="P10"><text:tab/><text:tab/><text:tab/>values=values==null?null:new String(values.getBytes("ISO-8859-1"),this.encoder);</text:p>
            <text:p text:style-name="P10"><text:tab/><text:tab/>} catch (UnsupportedEncodingException e) {</text:p>
            <text:p text:style-name="P10"><text:tab/><text:tab/><text:tab/></text:p>
            <text:p text:style-name="P10"><text:tab/><text:tab/><text:tab/>e.printStackTrace();</text:p>
            <text:p text:style-name="P10"><text:tab/><text:tab/>}</text:p>
            <text:p text:style-name="P10"><text:tab/><text:tab/>return values;</text:p>
            <text:p text:style-name="P10"><text:tab/>}</text:p>
            <text:p text:style-name="P10"/>
            <text:p text:style-name="P10">}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宋体" style:font-family-asian="宋体" style:font-family-generic-asian="system" style:font-pitch-asian="variable" style:font-size-asian="7pt" style:font-weight-asian="bold" style:font-name-complex="Tahoma" style:font-family-complex="Tahoma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9M16S</meta:editing-duration>
    <meta:editing-cycles>8</meta:editing-cycles>
    <meta:generator>LibreOffice/5.3.0.3$Windows_X86_64 LibreOffice_project/7074905676c47b82bbcfbea1aeefc84afe1c50e1</meta:generator>
    <dc:date>2018-03-20T21:25:48.417000000</dc:date>
    <meta:document-statistic meta:table-count="3" meta:image-count="0" meta:object-count="0" meta:page-count="3" meta:paragraph-count="68" meta:word-count="385" meta:character-count="1981" meta:non-whitespace-character-count="1810"/>
    <meta:user-defined meta:name="Info 1"/>
    <meta:user-defined meta:name="Info 2"/>
    <meta:user-defined meta:name="Info 3"/>
    <meta:user-defined meta:name="Info 4"/>
  </office:meta>
</office:document-meta>
</file>